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ing_20_1" style:list-style-name="WW8Num1" style:master-page-name="Standard">
      <style:paragraph-properties fo:margin-top="0cm" fo:margin-bottom="0.106cm"/>
    </style:style>
    <style:style style:name="P2" style:family="paragraph" style:parent-style-name="Standard">
      <style:paragraph-properties fo:text-align="start" style:justify-single-word="false" fo:padding="0.049cm" fo:border="0.002cm solid #000000"/>
    </style:style>
    <style:style style:name="P3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</style:style>
    <style:style style:name="P4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  <style:text-properties style:text-underline-style="non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Heading_20_1" style:list-style-name="WW8Num1"/>
    <style:style style:name="P7" style:family="paragraph" style:parent-style-name="Heading_20_2" style:list-style-name="WW8Num1"/>
    <style:style style:name="P8" style:family="paragraph" style:parent-style-name="Header">
      <style:paragraph-properties>
        <style:tab-stops/>
      </style:paragraph-properties>
    </style:style>
    <style:style style:name="P9" style:family="paragraph" style:parent-style-name="Heading_20_1" style:list-style-name="WW8Num1">
      <style:paragraph-properties fo:margin-left="0cm" fo:margin-right="0cm" fo:margin-top="0.423cm" fo:margin-bottom="0.106cm" fo:text-align="center" style:justify-single-word="false" fo:hyphenation-ladder-count="no-limit" fo:text-indent="0cm" style:auto-text-indent="false" fo:break-before="page" fo:padding-left="0.141cm" fo:padding-right="0.141cm" fo:padding-top="0.035cm" fo:padding-bottom="0.035cm" fo:border="0.002cm solid #000000"/>
      <style:text-properties fo:color="#0000ff" style:font-name="Courier New" fo:font-size="18pt" style:text-underline-style="none" fo:font-weight="bold" style:letter-kerning="true" style:font-size-asian="18pt" style:language-asian="none" style:country-asian="none" style:font-weight-asian="bold" fo:hyphenate="false" fo:hyphenation-remain-char-count="2" fo:hyphenation-push-char-count="2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Heading_20_3" style:list-style-name="WW8Num1"/>
    <style:style style:name="P15" style:family="paragraph" style:parent-style-name="code_20_source" style:list-style-name="List_20_1"/>
    <style:style style:name="P16" style:family="paragraph" style:parent-style-name="Heading_20_1" style:list-style-name="WW8Num1">
      <style:paragraph-properties fo:break-before="page"/>
    </style:style>
    <style:style style:name="P17" style:family="paragraph" style:parent-style-name="Standard" style:list-style-name="L5"/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background-color="transparent" style:font-size-complex="12pt"/>
    </style:style>
    <style:style style:name="T4" style:family="text">
      <style:text-properties fo:background-color="#99ccff" style:font-size-complex="12pt"/>
    </style:style>
    <style:style style:name="T5" style:family="text">
      <style:text-properties fo:background-color="#ffcc99"/>
    </style:style>
    <text:list-style style:name="L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Dictionnaire des données ERP </text:p>
        </text:list-item>
      </text:list>
      <text:p text:style-name="Standard"/>
      <text:p text:style-name="P2"/>
      <text:p text:style-name="P2">Validée par :</text:p>
      <text:p text:style-name="P2">Temps de la réalisation :</text:p>
      <text:p text:style-name="P3">Chemin d'accès de la Diffusion PDF:</text:p>
      <text:p text:style-name="P3">Type de Procédure: _<text:span text:style-name="T1">MANUEL_ ou _PTI_</text:span></text:p>
      <text:p text:style-name="P4"/>
      <text:p text:style-name="P5"/>
      <text:list text:style-name="WW8Num1" text:continue-numbering="true">
        <text:list-item>
          <text:p text:style-name="P6">Présentation</text:p>
        </text:list-item>
      </text:list>
      <text:p text:style-name="Standard"/>
      <text:p text:style-name="Standard"/>
      <text:list text:style-name="WW8Num1" text:continue-numbering="true">
        <text:list-item>
          <text:p text:style-name="P6">Plan de Travail</text:p>
        </text:list-item>
      </text:list>
      <text:p text:style-name="Standard"/>
      <text:p text:style-name="code_20_source">[ ] Etape1</text:p>
      <text:p text:style-name="code_20_source">[ ] Etape2</text:p>
      <text:p text:style-name="code_20_source">[ ] Etape suivante .....</text:p>
      <text:p text:style-name="Standard"/>
      <text:list text:style-name="WW8Num1" text:continue-numbering="true">
        <text:list-item>
          <text:p text:style-name="P6">Pré-requis</text:p>
          <text:list>
            <text:list-item>
              <text:p text:style-name="P7">Systèmes</text:p>
            </text:list-item>
          </text:list>
        </text:list-item>
      </text:list>
      <text:p text:style-name="Standard"/>
      <text:p text:style-name="Standard">- </text:p>
      <text:list text:style-name="WW8Num1" text:continue-numbering="true">
        <text:list-item>
          <text:list text:continue-numbering="true">
            <text:list-item>
              <text:p text:style-name="P7">Matériels</text:p>
            </text:list-item>
          </text:list>
        </text:list-item>
      </text:list>
      <text:p text:style-name="Standard"/>
      <text:p text:style-name="Standard">- </text:p>
      <text:list text:style-name="WW8Num1" text:continue-numbering="true">
        <text:list-item>
          <text:list text:continue-numbering="true">
            <text:list-item>
              <text:p text:style-name="P7">Logiciels</text:p>
            </text:list-item>
          </text:list>
        </text:list-item>
      </text:list>
      <text:p text:style-name="Standard"/>
      <text:p text:style-name="P8">- </text:p>
      <text:list text:style-name="WW8Num1" text:continue-numbering="true">
        <text:list-item>
          <text:list text:continue-numbering="true">
            <text:list-item>
              <text:p text:style-name="P7">Droits d'accès</text:p>
            </text:list-item>
          </text:list>
        </text:list-item>
      </text:list>
      <text:p text:style-name="Standard"/>
      <text:p text:style-name="P8">- </text:p>
      <text:list text:style-name="WW8Num1" text:continue-numbering="true">
        <text:list-item>
          <text:list text:continue-numbering="true">
            <text:list-item>
              <text:p text:style-name="P7">Documents annexes</text:p>
            </text:list-item>
          </text:list>
        </text:list-item>
      </text:list>
      <text:p text:style-name="Standard"/>
      <text:p text:style-name="P8">- </text:p>
      <text:p text:style-name="P8"/>
      <text:p text:style-name="Standard"/>
      <text:list text:style-name="WW8Num1" text:continue-numbering="true">
        <text:list-item>
          <text:p text:style-name="P9">Règles typographiques</text:p>
        </text:list-item>
      </text:list>
      <text:p text:style-name="Standard"/>
      <text:list text:style-name="L1">
        <text:list-item>
          <text:p text:style-name="P10">le <text:span text:style-name="T2">texte sur fond jaune</text:span> est en cours de modification ou une intérrogation du lecteur.</text:p>
        </text:list-item>
      </text:list>
      <text:p text:style-name="Standard"/>
      <text:list text:style-name="L2">
        <text:list-item>
          <text:p text:style-name="P11"><text:span text:style-name="T3">le </text:span><text:span text:style-name="T4">texte sur fond bleu</text:span><text:span text:style-name="T3"> est un rajout par rapport à la dernière lecture. Il valide les demandes de modifications précédement surligné en jaune.</text:span></text:p>
        </text:list-item>
      </text:list>
      <text:p text:style-name="Standard"/>
      <text:list text:style-name="L3">
        <text:list-item>
          <text:p text:style-name="P12">Les intitulés des champs d'information des documents fournis sont toujours écrits [entre crochets]</text:p>
        </text:list-item>
      </text:list>
      <text:p text:style-name="Standard"/>
      <text:list text:style-name="L4">
        <text:list-item>
          <text:p text:style-name="P13">Les parties de la procédure <text:span text:style-name="T5">EN SAUMON</text:span> ne sont plus à réaliser.</text:p>
        </text:list-item>
      </text:list>
      <text:p text:style-name="Standard"/>
      <text:list text:style-name="WW8Num1" text:continue-numbering="true">
        <text:list-item>
          <text:p text:style-name="P6">Titre principal</text:p>
        </text:list-item>
      </text:list>
      <text:p text:style-name="Standard"/>
      <text:list text:style-name="WW8Num1" text:continue-numbering="true">
        <text:list-item>
          <text:list text:continue-numbering="true">
            <text:list-item>
              <text:p text:style-name="P7">Titre</text:p>
            </text:list-item>
          </text:list>
        </text:list-item>
      </text:list>
      <text:p text:style-name="Standard"/>
      <text:list text:style-name="WW8Num1" text:continue-numbering="true">
        <text:list-item>
          <text:list text:continue-numbering="true">
            <text:list-item>
              <text:list text:continue-numbering="true">
                <text:list-item>
                  <text:p text:style-name="P14">Sous-titre</text:p>
                </text:list-item>
              </text:list>
            </text:list-item>
          </text:list>
        </text:list-item>
      </text:list>
      <text:p text:style-name="Standard"/>
      <text:list text:style-name="List_20_1">
        <text:list-item>
          <text:p text:style-name="P15">code informatique ou lignes de commandes à saisir rigoureusement</text:p>
        </text:list-item>
      </text:list>
      <text:p text:style-name="Standard"><text:s/></text:p>
      <text:p text:style-name="Standard"/>
      <text:p text:style-name="ecran_5f_agrologic">ECRAN AGROLOGIC EN MODE TEXTE</text:p>
      <text:p text:style-name="ecran_5f_agrologic"/>
      <text:p text:style-name="ecran_5f_agrologic"><text:s text:c="13"/>A <text:s/>G <text:s/>R <text:s/>O <text:s/>L <text:s/>O <text:s/>G <text:s/>I <text:s/>C <text:s text:c="41"/></text:p>
      <text:p text:style-name="ecran_5f_agrologic">---------- <text:s text:c="12"/>V. 2 <text:s text:c="12"/>-- 20/07/05 <text:s/>11:20 ------ Niveau 0 -----</text:p>
      <text:p text:style-name="ecran_5f_agrologic">| <text:s text:c="77"/>|</text:p>
      <text:p text:style-name="ecran_5f_agrologic">| <text:s text:c="77"/>|</text:p>
      <text:p text:style-name="ecran_5f_agrologic">| <text:s text:c="9"/>1 » PARAMETRAGE GENERAL <text:s text:c="44"/>|</text:p>
      <text:p text:style-name="ecran_5f_agrologic">| <text:s text:c="9"/>2 » GESTION DES FICHIERS DE BASE <text:s text:c="35"/>|</text:p>
      <text:p text:style-name="ecran_5f_agrologic">| <text:s text:c="9"/>3 » TARIFICATION <text:s text:c="39"/>G <text:s text:c="10"/>|</text:p>
      <text:p text:style-name="ecran_5f_agrologic">| <text:s text:c="9"/>4 » GESTION DES COMMANDES <text:s text:c="42"/>|</text:p>
      <text:p text:style-name="ecran_5f_agrologic">| <text:s text:c="9"/>5 » TRAITEMENTS JOURNALIERS <text:s text:c="28"/>GII <text:s text:c="8"/>|</text:p>
      <text:p text:style-name="ecran_5f_agrologic">| <text:s text:c="9"/>6 » FACTURATION - RELEVES <text:s text:c="42"/>|</text:p>
      <text:p text:style-name="ecran_5f_agrologic">| <text:s text:c="9"/>7 » STATISTIQUES ET ETATS <text:s text:c="30"/>STAT <text:s text:c="7"/>|</text:p>
      <text:p text:style-name="ecran_5f_agrologic">| <text:s text:c="9"/>8 » GESTION DES REPRESENTANTS <text:s text:c="38"/>|</text:p>
      <text:p text:style-name="ecran_5f_agrologic">| <text:s text:c="9"/>9 » GESTION DES STOCKS <text:s text:c="45"/>|</text:p>
      <text:p text:style-name="ecran_5f_agrologic">| <text:s text:c="8"/>10 » GESTION EXPORTATION <text:s text:c="32"/>FANT <text:s text:c="7"/>|</text:p>
      <text:p text:style-name="ecran_5f_agrologic">| <text:s text:c="8"/>11 » GESTIONS DIVERSES <text:s text:c="46"/>|</text:p>
      <text:p text:style-name="ecran_5f_agrologic">| <text:s text:c="8"/>12 » TRAITEMENTS TELEMATIQUES - E.D.I. <text:s text:c="30"/>|</text:p>
      <text:p text:style-name="ecran_5f_agrologic">| <text:s text:c="8"/>13 » CONTROLES - RECONSTITUTIONS - EPURATIONS <text:s text:c="23"/>|</text:p>
      <text:p text:style-name="ecran_5f_agrologic">| <text:s text:c="8"/>14 - -------------------------------------------------- <text:s text:c="13"/>|</text:p>
      <text:p text:style-name="ecran_5f_agrologic">| <text:s text:c="8"/>15 - ARRET DE LA MACHINE <text:s text:c="44"/>|</text:p>
      <text:p text:style-name="ecran_5f_agrologic">| <text:s text:c="77"/>|</text:p>
      <text:p text:style-name="ecran_5f_agrologic">| [Fin]=Menu précédent <text:s/>S=Système <text:s/>D=Déconnexion : <text:s text:c="11"/>................ |</text:p>
      <text:p text:style-name="ecran_5f_agrologic">| <text:s text:c="77"/>|</text:p>
      <text:p text:style-name="ecran_5f_agrologic">-- SM 053 VPLAT PLAT ------------------- VERSION : 2.06.0411 ------ INFOLOGIC --</text:p>
      <text:list text:style-name="WW8Num1" text:continue-numbering="true">
        <text:list-item>
          <text:p text:style-name="P16">Durée de Vie garantie Client</text:p>
        </text:list-item>
      </text:list>
      <text:p text:style-name="Standard"/>
      <text:list text:style-name="L5">
        <text:list-item>
          <text:p text:style-name="P17">Valeur Initié par la FTA</text:p>
        </text:list-item>
        <text:list-item>
          <text:p text:style-name="P17">Agrologic peut ensuite être désynchronisé par une mise à jour de la plateforme via le programme GCD</text:p>
        </text:list-item>
      </text:list>
      <text:p text:style-name="Standard"/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color="#0000ff" style:font-name="Courier New" fo:font-size="18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padding-left="0cm" fo:padding-right="0cm" fo:padding-top="0cm" fo:padding-bottom="0.035cm" fo:border-left="none" fo:border-right="none" fo:border-top="none" fo:border-bottom="0.002cm solid #000000" fo:keep-with-next="always"/>
      <style:text-properties fo:color="#0000ff" style:font-name="Courier New" fo:font-size="12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keep-with-next="always"/>
      <style:text-properties fo:color="#0000ff" style:font-name="Courier New" fo:font-size="10.5pt" fo:font-style="italic" style:text-underline-style="wave" style:text-underline-width="auto" style:text-underline-color="font-color" style:font-size-asian="12pt" style:font-style-asian="italic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Titre" style:family="paragraph" style:parent-style-name="Standard" style:next-style-name="Text_20_body">
      <style:paragraph-properties fo:margin-top="0.423cm" fo:margin-bottom="0.212cm" fo:keep-with-next="always"/>
      <style:text-properties style:font-name="Albany" fo:font-size="14pt" style:font-name-asian="HG Mincho Light J" style:font-size-asian="14pt"/>
    </style:style>
    <style:style style:name="code_20_source" style:display-name="code source" style:family="paragraph" style:parent-style-name="Heading_20_9" style:list-style-name="List_20_1" style:class="text">
      <style:paragraph-properties fo:margin-left="1cm" fo:margin-right="0cm" fo:text-align="start" style:justify-single-word="false" fo:text-indent="0cm" style:auto-text-indent="false" fo:background-color="#ccffff" fo:padding="0.049cm" fo:border="0.002cm solid #000000">
        <style:tab-stops/>
        <style:background-image/>
      </style:paragraph-properties>
      <style:text-properties style:font-name="Courier New1" fo:font-weight="normal"/>
    </style:style>
    <style:style style:name="ecran_5f_agrologic" style:display-name="ecran_agrologic" style:family="paragraph" style:parent-style-name="Standard" style:next-style-name="Standard" style:class="text">
      <style:paragraph-properties fo:text-align="center" style:justify-single-word="false"/>
      <style:text-properties style:font-name="Courier New1" fo:font-size="9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Bullet_20_Symbols" text:bullet-char="">
        <style:list-level-properties text:space-before="0.002cm" text:min-label-width="0.497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font-size="6pt" style:font-size-asian="6pt" style:language-asian="fr" style:country-asian="FR" style:font-size-complex="6pt"/>
    </style:style>
    <style:style style:name="T1" style:family="text">
      <style:text-properties style:language-asian="fr" style:country-asian="FR"/>
    </style:style>
    <style:page-layout style:name="pm1">
      <style:page-layout-properties fo:page-width="20.999cm" fo:page-height="29.699cm" style:num-format="1" style:print-orientation="portrait" fo:margin-top="1.27cm" fo:margin-bottom="0.395cm" fo:margin-left="1.032cm" fo:margin-right="1.023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46cm" fo:margin-left="0cm" fo:margin-right="0cm" fo:margin-bottom="0.847cm" style:dynamic-spacing="true"/>
      </style:header-style>
      <style:footer-style>
        <style:header-footer-properties fo:min-height="2.591cm" fo:margin-left="0cm" fo:margin-right="0cm" fo:margin-top="2.09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pm1">
      <style:header>
        <text:p text:style-name="Header">Pratiques de Techniques Informatiques</text:p>
        <text:p text:style-name="Header"/>
        <text:p text:style-name="Header"><text:span text:style-name="T1">Service Informatique<text:tab/>Page </text:span><text:span text:style-name="T1"><text:page-number text:select-page="current"/></text:span><text:span text:style-name="T1"><text:tab/></text:span><text:span text:style-name="T1"><text:date style:data-style-name="N30" text:date-value="2006-06-30T09:21:58.70">30/06/2006</text:date></text:span></text:p>
      </style:header>
      <style:footer>
        <text:p text:style-name="Footer"><text:span text:style-name="T1">Page </text:span><text:span text:style-name="T1"><text:page-number text:select-page="current"/></text:span><text:span text:style-name="T1"> sur </text:span><text:span text:style-name="T1"><text:page-count>1</text:page-count></text:span></text:p>
        <text:p text:style-name="P1"><text:file-name text:display="full"/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6-30T09:19:16</meta:creation-date>
    <dc:date>2006-06-30T09:21:58</dc:date>
    <dc:language>fr-FR</dc:language>
    <meta:editing-cycles>2</meta:editing-cycles>
    <meta:editing-duration>PT2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2" meta:word-count="248" meta:character-count="2888"/>
  </office:meta>
</office:document-meta>
</file>